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Garuda" svg:font-family="Garuda"/>
    <style:font-face style:name="OpenSymbol" svg:font-family="Open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1.904cm" fo:min-width="1.904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4" style:family="graphic" style:parent-style-name="standard">
      <style:graphic-properties draw:stroke="solid" svg:stroke-width="0.045cm" svg:stroke-color="#000080" draw:stroke-linejoin="miter" svg:stroke-linecap="butt" draw:fill="none" fo:padding-top="0.022cm" fo:padding-bottom="0.022cm" fo:padding-left="0.022cm" fo:padding-right="0.022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54pt" style:font-size-asian="54pt" style:font-size-complex="54pt"/>
    </style:style>
    <style:style style:name="P3" style:family="paragraph">
      <loext:graphic-properties draw:fill="none"/>
      <style:text-properties fo:font-size="9pt" style:font-size-asian="9pt" style:font-size-complex="9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</style:style>
    <style:style style:name="T1" style:family="text">
      <style:text-properties fo:color="#55215b" style:font-name="DejaVu Sans" fo:font-size="54pt" style:font-size-asian="54pt" style:font-name-complex="DejaVu Sans" style:font-size-complex="54pt"/>
    </style:style>
    <style:style style:name="T2" style:family="text">
      <style:text-properties fo:color="#e0c2cd" style:font-name="Garuda" fo:font-size="54pt" style:font-size-asian="54pt" style:font-name-complex="Garuda" style:font-size-complex="54pt"/>
    </style:style>
    <style:style style:name="T3" style:family="text">
      <style:text-properties fo:color="#bf819e" style:font-name="Garuda" fo:font-size="54pt" style:font-size-asian="54pt" style:font-name-complex="Garuda" style:font-size-complex="54pt"/>
    </style:style>
    <style:style style:name="T4" style:family="text">
      <style:text-properties fo:color="#8d1d75" style:font-name="Garuda" fo:font-size="54pt" style:font-size-asian="54pt" style:font-name-complex="Garuda" style:font-size-complex="54pt"/>
    </style:style>
    <style:style style:name="T5" style:family="text">
      <style:text-properties fo:color="#55215b" style:font-name="Garuda" fo:font-size="54pt" style:font-size-asian="54pt" style:font-name-complex="Garuda" style:font-size-complex="54pt"/>
    </style:style>
    <style:style style:name="T6" style:family="text">
      <style:text-properties fo:color="#000000" style:font-name="Garuda" fo:font-size="9pt" style:font-size-asian="9pt" style:font-name-complex="Garuda" style:font-size-complex="9pt"/>
    </style:style>
    <style:style style:name="T7" style:family="text">
      <style:text-properties fo:color="#000000" style:font-name="DejaVu Sans" fo:font-size="9pt" style:font-size-asian="9pt" style:font-name-complex="DejaVu Sans" style:font-size-complex="9pt"/>
    </style:style>
    <style:style style:name="T8" style:family="text">
      <style:text-properties fo:color="#000000" style:font-name="Garuda" fo:font-size="12pt" style:font-size-asian="12pt" style:font-name-complex="Garuda" style:font-size-complex="12pt"/>
    </style:style>
    <style:style style:name="T9" style:family="text">
      <style:text-properties fo:color="#000000" style:font-name="DejaVu Sans" fo:font-size="12pt" style:font-size-asian="12pt" style:font-name-complex="DejaVu Sans" style:font-size-complex="12pt"/>
    </style:style>
    <style:style style:name="T10" style:family="text">
      <style:text-properties fo:color="#000080" style:font-name="Garuda" fo:font-size="12pt" style:font-size-asian="12pt" style:font-name-complex="Garuda" style:font-size-complex="12pt"/>
    </style:style>
    <style:style style:name="T11" style:family="text">
      <style:text-properties fo:color="#000080" style:font-name="DejaVu Sans" fo:font-size="12pt" style:font-size-asian="12pt" style:font-name-complex="DejaVu Sans" style:font-size-complex="12pt"/>
    </style:style>
    <style:style style:name="T12" style:family="text">
      <style:text-properties fo:color="#000000" style:font-name="OpenSymbol" fo:font-size="12pt" style:font-size-asian="12pt" style:font-name-complex="OpenSymbol" style:font-size-complex="12pt"/>
    </style:style>
    <style:style style:name="T13" style:family="text">
      <style:text-properties fo:color="#000000" style:font-name="Garuda" fo:font-size="12pt" fo:font-style="italic" style:font-size-asian="12pt" style:font-name-complex="Garuda" style:font-size-complex="12pt" style:font-style-complex="italic"/>
    </style:style>
    <style:style style:name="T14" style:family="text">
      <style:text-properties fo:color="#000000" style:font-name="DejaVu Sans" fo:font-size="12pt" fo:font-style="italic" style:font-size-asian="12pt" style:font-name-complex="DejaVu Sans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688cm" svg:height="2.22cm" svg:x="2.399cm" svg:y="2.374cm">
          <draw:text-box>
            <text:p text:style-name="P1"><text:span text:style-name="T1">Урок</text:span></text:p>
          </draw:text-box>
        </draw:frame>
        <draw:frame draw:style-name="gr1" draw:text-style-name="P2" draw:layer="layout" svg:width="11.526cm" svg:height="3.574cm" svg:x="7.087cm" svg:y="1.696cm">
          <draw:text-box>
            <text:p text:style-name="P1"><text:span text:style-name="T2">CH</text:span><text:span text:style-name="T3">ALL</text:span><text:span text:style-name="T4">EN</text:span><text:span text:style-name="T5">GE</text:span></text:p>
          </draw:text-box>
        </draw:frame>
        <draw:frame draw:style-name="gr2" draw:text-style-name="P3" draw:layer="layout" svg:width="0.73cm" svg:height="0.594cm" svg:x="8.453cm" svg:y="5.265cm">
          <draw:text-box>
            <text:p text:style-name="P1"><text:span text:style-name="T6">(aka </text:span></text:p>
          </draw:text-box>
        </draw:frame>
        <draw:frame draw:style-name="gr2" draw:text-style-name="P3" draw:layer="layout" svg:width="0.317cm" svg:height="0.594cm" svg:x="11.179cm" svg:y="5.265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0.317cm" svg:height="0.594cm" svg:x="12.448cm" svg:y="5.265cm">
          <draw:text-box>
            <text:p text:style-name="P1"><text:span text:style-name="T6">)</text:span></text:p>
          </draw:text-box>
        </draw:frame>
        <draw:frame draw:style-name="gr2" draw:text-style-name="P3" draw:layer="layout" svg:width="3.274cm" svg:height="0.374cm" svg:x="9.179cm" svg:y="5.378cm">
          <draw:text-box>
            <text:p text:style-name="P1"><text:span text:style-name="T7">Контрольна робота</text:span></text:p>
          </draw:text-box>
        </draw:frame>
        <draw:frame draw:style-name="gr3" draw:text-style-name="P4" draw:layer="layout" svg:width="0.422cm" svg:height="0.793cm" svg:x="4.406cm" svg:y="6.35cm">
          <draw:text-box>
            <text:p text:style-name="P1"><text:span text:style-name="T8">:</text:span></text:p>
          </draw:text-box>
        </draw:frame>
        <draw:frame draw:style-name="gr3" draw:text-style-name="P4" draw:layer="layout" svg:width="2.398cm" svg:height="0.497cm" svg:x="2.004cm" svg:y="6.5cm">
          <draw:text-box>
            <text:p text:style-name="P1"><text:span text:style-name="T9">ЗАВДАННЯ</text:span></text:p>
          </draw:text-box>
        </draw:frame>
        <draw:frame draw:style-name="gr3" draw:text-style-name="P4" draw:layer="layout" svg:width="0.422cm" svg:height="0.793cm" svg:x="4.135cm" svg:y="7.143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4.529cm" svg:y="7.143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2.517cm" svg:height="0.497cm" svg:x="2.004cm" svg:y="7.294cm">
          <draw:text-box>
            <text:p text:style-name="P1"><text:span text:style-name="T9">Напишіть у</text:span></text:p>
          </draw:text-box>
        </draw:frame>
        <draw:frame draw:style-name="gr3" draw:text-style-name="P4" draw:layer="layout" svg:width="0.422cm" svg:height="0.793cm" svg:x="6.29cm" svg:y="7.143cm">
          <draw:text-box>
            <text:p text:style-name="P1"><text:span text:style-name="T10">-</text:span></text:p>
          </draw:text-box>
        </draw:frame>
        <draw:frame draw:style-name="gr3" draw:text-style-name="P4" draw:layer="layout" svg:width="1.585cm" svg:height="0.793cm" svg:x="9.045cm" svg:y="7.143cm">
          <draw:text-box>
            <text:p text:style-name="P1"><text:span text:style-name="T10"><text:s/></text:span><text:span text:style-name="T10">Scratch</text:span></text:p>
          </draw:text-box>
        </draw:frame>
        <draw:line draw:style-name="gr4" draw:text-style-name="P5" draw:layer="layout" svg:x1="4.674cm" svg:y1="7.792cm" svg:x2="10.625cm" svg:y2="7.792cm">
          <text:p/>
        </draw:line>
        <draw:frame draw:style-name="gr3" draw:text-style-name="P4" draw:layer="layout" svg:width="4.367cm" svg:height="0.497cm" svg:x="4.674cm" svg:y="7.294cm">
          <draw:text-box>
            <text:p text:style-name="P1"><text:span text:style-name="T11">онлайн середовищі</text:span></text:p>
          </draw:text-box>
        </draw:frame>
        <draw:frame draw:style-name="gr3" draw:text-style-name="P4" draw:layer="layout" svg:width="0.422cm" svg:height="0.793cm" svg:x="10.626cm" svg:y="7.143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2.893cm" svg:y="7.143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5.902cm" svg:y="7.143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7.518cm" svg:y="7.143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8.198cm" svg:y="7.143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7.389cm" svg:height="0.497cm" svg:x="10.77cm" svg:y="7.294cm">
          <draw:text-box>
            <text:p text:style-name="P1"><text:span text:style-name="T9">програму пересування Жучка по</text:span></text:p>
          </draw:text-box>
        </draw:frame>
        <draw:frame draw:style-name="gr3" draw:text-style-name="P4" draw:layer="layout" svg:width="0.422cm" svg:height="0.793cm" svg:x="4.23cm" svg:y="7.937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4.6cm" svg:y="7.937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6.183cm" svg:y="7.937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7.887cm" svg:y="7.937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8.536cm" svg:y="7.937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8.906cm" svg:y="7.937cm">
          <draw:text-box>
            <text:p text:style-name="P1"><text:span text:style-name="T8">’</text:span></text:p>
          </draw:text-box>
        </draw:frame>
        <draw:frame draw:style-name="gr3" draw:text-style-name="P4" draw:layer="layout" svg:width="0.422cm" svg:height="0.793cm" svg:x="9.893cm" svg:y="7.937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0.877cm" svg:y="7.937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1.769cm" svg:y="7.937cm">
          <draw:text-box>
            <text:p text:style-name="P1"><text:span text:style-name="T8">.</text:span></text:p>
          </draw:text-box>
        </draw:frame>
        <draw:frame draw:style-name="gr3" draw:text-style-name="P4" draw:layer="layout" svg:width="9.713cm" svg:height="0.497cm" svg:x="2.004cm" svg:y="8.088cm">
          <draw:text-box>
            <text:p text:style-name="P1"><text:span text:style-name="T9">лабіринту з метою знайти та з їсти всю їжу</text:span></text:p>
          </draw:text-box>
        </draw:frame>
        <draw:frame draw:style-name="gr3" draw:text-style-name="P4" draw:layer="layout" svg:width="0.422cm" svg:height="0.793cm" svg:x="2.6cm" svg:y="9.39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4.783cm" svg:y="9.391cm">
          <draw:text-box>
            <text:p text:style-name="P1"><text:span text:style-name="T8">:</text:span></text:p>
          </draw:text-box>
        </draw:frame>
        <draw:frame draw:style-name="gr3" draw:text-style-name="P4" draw:layer="layout" svg:width="2.775cm" svg:height="0.497cm" svg:x="2.004cm" svg:y="9.541cm">
          <draw:text-box>
            <text:p text:style-name="P1"><text:span text:style-name="T9">ЯК ЗРОБИТИ</text:span></text:p>
          </draw:text-box>
        </draw:frame>
        <draw:frame draw:style-name="gr3" draw:text-style-name="P4" draw:layer="layout" svg:width="0.422cm" svg:height="0.793cm" svg:x="4.717cm" svg:y="10.18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2.707cm" svg:height="0.497cm" svg:x="2.004cm" svg:y="10.335cm">
          <draw:text-box>
            <text:p text:style-name="P1"><text:span text:style-name="T9">Завантажте</text:span></text:p>
          </draw:text-box>
        </draw:frame>
        <draw:frame draw:style-name="gr3" draw:text-style-name="P4" draw:layer="layout" svg:width="0.422cm" svg:height="0.793cm" svg:x="6.025cm" svg:y="10.184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0.422cm" svg:height="0.793cm" svg:x="6.395cm" svg:y="10.184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3.241cm" svg:height="0.793cm" svg:x="9.027cm" svg:y="10.184cm">
          <draw:text-box>
            <text:p text:style-name="P1"><text:span text:style-name="T10"><text:s/></text:span><text:span text:style-name="T10">MazeChallenge </text:span></text:p>
          </draw:text-box>
        </draw:frame>
        <draw:line draw:style-name="gr4" draw:text-style-name="P5" draw:layer="layout" svg:x1="4.857cm" svg:y1="10.833cm" svg:x2="12.255cm" svg:y2="10.833cm">
          <text:p/>
        </draw:line>
        <draw:frame draw:style-name="gr3" draw:text-style-name="P4" draw:layer="layout" svg:width="4.142cm" svg:height="0.497cm" svg:x="4.858cm" svg:y="10.335cm">
          <draw:text-box>
            <text:p text:style-name="P1"><text:span text:style-name="T11">файл з програмою</text:span></text:p>
          </draw:text-box>
        </draw:frame>
        <draw:frame draw:style-name="gr3" draw:text-style-name="P4" draw:layer="layout" svg:width="0.422cm" svg:height="0.793cm" svg:x="12.792cm" svg:y="10.18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4.047cm" svg:y="10.184cm">
          <draw:text-box>
            <text:p text:style-name="P1"><text:span text:style-name="T8">ʼ</text:span></text:p>
          </draw:text-box>
        </draw:frame>
        <draw:frame draw:style-name="gr3" draw:text-style-name="P4" draw:layer="layout" svg:width="0.422cm" svg:height="0.793cm" svg:x="15.296cm" svg:y="10.18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5.944cm" svg:y="10.18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8.332cm" svg:y="10.18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6.056cm" svg:height="0.497cm" svg:x="12.256cm" svg:y="10.335cm">
          <draw:text-box>
            <text:p text:style-name="P1"><text:span text:style-name="T9">на комп ютер та відкрийте</text:span></text:p>
          </draw:text-box>
        </draw:frame>
        <draw:frame draw:style-name="gr3" draw:text-style-name="P4" draw:layer="layout" svg:width="0.422cm" svg:height="0.793cm" svg:x="3.02cm" svg:y="10.978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3.414cm" svg:y="10.978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5.174cm" svg:y="10.978cm">
          <draw:text-box>
            <text:p text:style-name="P1"><text:span text:style-name="T8">-</text:span></text:p>
          </draw:text-box>
        </draw:frame>
        <draw:frame draw:style-name="gr3" draw:text-style-name="P4" draw:layer="layout" svg:width="1.704cm" svg:height="0.793cm" svg:x="7.929cm" svg:y="10.978cm">
          <draw:text-box>
            <text:p text:style-name="P1"><text:span text:style-name="T8"><text:s/></text:span><text:span text:style-name="T8">Scratch.</text:span></text:p>
          </draw:text-box>
        </draw:frame>
        <draw:frame draw:style-name="gr3" draw:text-style-name="P4" draw:layer="layout" svg:width="5.903cm" svg:height="0.497cm" svg:x="2.004cm" svg:y="11.129cm">
          <draw:text-box>
            <text:p text:style-name="P1"><text:span text:style-name="T9">його у онлайн середовищі</text:span></text:p>
          </draw:text-box>
        </draw:frame>
        <draw:frame draw:style-name="gr3" draw:text-style-name="P4" draw:layer="layout" svg:width="0.422cm" svg:height="0.793cm" svg:x="2.554cm" svg:y="11.772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3.51cm" svg:y="11.772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6.134cm" svg:y="11.772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7.774cm" svg:y="11.772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0.049cm" svg:y="11.772cm">
          <draw:text-box>
            <text:p text:style-name="P1"><text:span text:style-name="T8">, </text:span></text:p>
          </draw:text-box>
        </draw:frame>
        <draw:frame draw:style-name="gr3" draw:text-style-name="P4" draw:layer="layout" svg:width="0.422cm" svg:height="0.793cm" svg:x="12.38cm" svg:y="11.772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3.06cm" svg:y="11.772cm">
          <draw:text-box>
            <text:p text:style-name="P1"><text:span text:style-name="T8"><text:s/></text:span></text:p>
          </draw:text-box>
        </draw:frame>
        <draw:line draw:style-name="gr4" draw:text-style-name="P5" draw:layer="layout" svg:x1="13.208cm" svg:y1="12.421cm" svg:x2="14.961cm" svg:y2="12.421cm">
          <text:p/>
        </draw:line>
        <draw:frame draw:style-name="gr3" draw:text-style-name="P4" draw:layer="layout" svg:width="12.744cm" svg:height="0.497cm" svg:x="2.004cm" svg:y="11.923cm">
          <draw:text-box>
            <text:p text:style-name="P1"><text:span text:style-name="T9">Як має працювати </text:span><text:span text:style-name="T9">готова програма </text:span><text:span text:style-name="T9">показано на</text:span><text:span text:style-name="T11"> </text:span><text:span text:style-name="T11">анімації</text:span></text:p>
          </draw:text-box>
        </draw:frame>
        <draw:frame draw:style-name="gr3" draw:text-style-name="P4" draw:layer="layout" svg:width="0.422cm" svg:height="0.793cm" svg:x="14.961cm" svg:y="11.772cm">
          <draw:text-box>
            <text:p text:style-name="P1"><text:span text:style-name="T8">.</text:span></text:p>
          </draw:text-box>
        </draw:frame>
        <draw:frame draw:style-name="gr3" draw:text-style-name="P4" draw:layer="layout" svg:width="0.422cm" svg:height="0.793cm" svg:x="3.849cm" svg:y="13.229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5.947cm" svg:y="13.229cm">
          <draw:text-box>
            <text:p text:style-name="P1"><text:span text:style-name="T8">: </text:span></text:p>
          </draw:text-box>
        </draw:frame>
        <draw:frame draw:style-name="gr3" draw:text-style-name="P4" draw:layer="layout" svg:width="3.935cm" svg:height="0.497cm" svg:x="2.004cm" svg:y="13.38cm">
          <draw:text-box>
            <text:p text:style-name="P1"><text:span text:style-name="T9">Важливі </text:span><text:span text:style-name="T9">моменти</text:span></text:p>
          </draw:text-box>
        </draw:frame>
        <draw:frame draw:style-name="gr3" draw:text-style-name="P4" draw:layer="layout" svg:width="0.422cm" svg:height="0.422cm" svg:x="2.639cm" svg:y="14.273cm">
          <draw:text-box>
            <text:p text:style-name="P1"><text:span text:style-name="T12">•</text:span></text:p>
          </draw:text-box>
        </draw:frame>
        <draw:frame draw:style-name="gr3" draw:text-style-name="P4" draw:layer="layout" svg:width="0.422cm" svg:height="0.793cm" svg:x="4.717cm" svg:y="14.023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5.111cm" svg:y="14.023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6.928cm" svg:y="14.023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7.883cm" svg:y="14.023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904cm" svg:height="0.793cm" svg:x="9.061cm" svg:y="14.023cm">
          <draw:text-box>
            <text:p text:style-name="P1"><text:span text:style-name="T8"><text:s/></text:span><text:span text:style-name="T8">2</text:span><text:span text:style-name="T8">2</text:span><text:span text:style-name="T8"> </text:span><text:span text:style-name="T8">(</text:span></text:p>
          </draw:text-box>
        </draw:frame>
        <draw:frame draw:style-name="gr3" draw:text-style-name="P4" draw:layer="layout" svg:width="0.422cm" svg:height="0.793cm" svg:x="10.495cm" svg:y="14.023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2.548cm" svg:y="14.023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3.74cm" svg:y="14.023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6.266cm" svg:y="14.023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8.251cm" svg:y="14.023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5.747cm" svg:height="0.497cm" svg:x="3.274cm" svg:y="14.173cm">
          <draw:text-box>
            <text:p text:style-name="P1"><text:span text:style-name="T9">Б</text:span><text:span text:style-name="T9">л</text:span><text:span text:style-name="T9">о</text:span><text:span text:style-name="T9">к</text:span><text:span text:style-name="T9">і</text:span><text:span text:style-name="T9">в</text:span><text:span text:style-name="T9"> </text:span><text:span text:style-name="T9">у</text:span><text:span text:style-name="T9"> </text:span><text:span text:style-name="T9">с</text:span><text:span text:style-name="T9">к</text:span><text:span text:style-name="T9">р</text:span><text:span text:style-name="T9">и</text:span><text:span text:style-name="T9">п</text:span><text:span text:style-name="T9">т</text:span><text:span text:style-name="T9">і </text:span><text:span text:style-name="T9">м</text:span><text:span text:style-name="T9">а</text:span><text:span text:style-name="T9">є</text:span><text:span text:style-name="T9"> </text:span><text:span text:style-name="T9">б</text:span><text:span text:style-name="T9">у</text:span><text:span text:style-name="T9">т</text:span><text:span text:style-name="T9">и</text:span></text:p>
          </draw:text-box>
        </draw:frame>
        <draw:frame draw:style-name="gr3" draw:text-style-name="P4" draw:layer="layout" svg:width="8.253cm" svg:height="0.497cm" svg:x="9.956cm" svg:y="14.173cm">
          <draw:text-box>
            <text:p text:style-name="P1"><text:span text:style-name="T9">н</text:span><text:span text:style-name="T9">е</text:span><text:span text:style-name="T9"> </text:span><text:span text:style-name="T9">р</text:span><text:span text:style-name="T9">а</text:span><text:span text:style-name="T9">х</text:span><text:span text:style-name="T9">у</text:span><text:span text:style-name="T9">ю</text:span><text:span text:style-name="T9">ч</text:span><text:span text:style-name="T9">и</text:span><text:span text:style-name="T9"> </text:span><text:span text:style-name="T9">б</text:span><text:span text:style-name="T9">л</text:span><text:span text:style-name="T9">о</text:span><text:span text:style-name="T9">к</text:span><text:span text:style-name="T9"> </text:span><text:span text:style-name="T9">Н</text:span><text:span text:style-name="T9">а</text:span><text:span text:style-name="T9">т</text:span><text:span text:style-name="T9">и</text:span><text:span text:style-name="T9">с</text:span><text:span text:style-name="T9">н</text:span><text:span text:style-name="T9">у</text:span><text:span text:style-name="T9">т</text:span><text:span text:style-name="T9">и</text:span><text:span text:style-name="T9"> </text:span><text:span text:style-name="T9">з</text:span><text:span text:style-name="T9">е</text:span><text:span text:style-name="T9">л</text:span><text:span text:style-name="T9">е</text:span><text:span text:style-name="T9">н</text:span><text:span text:style-name="T9">и</text:span><text:span text:style-name="T9">й</text:span></text:p>
          </draw:text-box>
        </draw:frame>
        <draw:frame draw:style-name="gr3" draw:text-style-name="P4" draw:layer="layout" svg:width="0.422cm" svg:height="0.793cm" svg:x="5.68cm" svg:y="14.816cm">
          <draw:text-box>
            <text:p text:style-name="P1"><text:span text:style-name="T8">)</text:span><text:span text:style-name="T8">;</text:span></text:p>
          </draw:text-box>
        </draw:frame>
        <draw:frame draw:style-name="gr3" draw:text-style-name="P4" draw:layer="layout" svg:width="2.402cm" svg:height="0.497cm" svg:x="3.274cm" svg:y="14.967cm">
          <draw:text-box>
            <text:p text:style-name="P1"><text:span text:style-name="T9">прапорець</text:span></text:p>
          </draw:text-box>
        </draw:frame>
        <draw:frame draw:style-name="gr3" draw:text-style-name="P4" draw:layer="layout" svg:width="0.422cm" svg:height="0.422cm" svg:x="2.639cm" svg:y="15.86cm">
          <draw:text-box>
            <text:p text:style-name="P1"><text:span text:style-name="T12">•</text:span></text:p>
          </draw:text-box>
        </draw:frame>
        <draw:frame draw:style-name="gr3" draw:text-style-name="P4" draw:layer="layout" svg:width="0.422cm" svg:height="0.793cm" svg:x="4.237cm" svg:y="15.6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5.192cm" svg:y="15.6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7.453cm" svg:y="15.6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8.366cm" svg:y="15.6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8.736cm" svg:y="15.6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0.451cm" svg:y="15.6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2.524cm" svg:y="15.6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4.641cm" svg:y="15.6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7.011cm" svg:y="15.61cm">
          <draw:text-box>
            <text:p text:style-name="P1"><text:span text:style-name="T8">;</text:span></text:p>
          </draw:text-box>
        </draw:frame>
        <draw:frame draw:style-name="gr3" draw:text-style-name="P4" draw:layer="layout" svg:width="13.65cm" svg:height="0.497cm" svg:x="3.274cm" svg:y="15.761cm">
          <draw:text-box>
            <text:p text:style-name="P1"><text:span text:style-name="T9">Ж</text:span><text:span text:style-name="T9">у</text:span><text:span text:style-name="T9">к</text:span><text:span text:style-name="T9"> </text:span><text:span text:style-name="T9">м</text:span><text:span text:style-name="T9">а</text:span><text:span text:style-name="T9">є</text:span><text:span text:style-name="T9"> </text:span><text:span text:style-name="T9">п</text:span><text:span text:style-name="T9">о</text:span><text:span text:style-name="T9">ч</text:span><text:span text:style-name="T9">и</text:span><text:span text:style-name="T9">н</text:span><text:span text:style-name="T9">а</text:span><text:span text:style-name="T9">т</text:span><text:span text:style-name="T9">и</text:span><text:span text:style-name="T9"> </text:span><text:span text:style-name="T9">р</text:span><text:span text:style-name="T9">у</text:span><text:span text:style-name="T9">х</text:span><text:span text:style-name="T9"> </text:span><text:span text:style-name="T9">з</text:span><text:span text:style-name="T9"> </text:span><text:span text:style-name="T9">п</text:span><text:span text:style-name="T9">е</text:span><text:span text:style-name="T9">р</text:span><text:span text:style-name="T9">ш</text:span><text:span text:style-name="T9">о</text:span><text:span text:style-name="T9">ї </text:span><text:span text:style-name="T9">в</text:span><text:span text:style-name="T9">е</text:span><text:span text:style-name="T9">р</text:span><text:span text:style-name="T9">х</text:span><text:span text:style-name="T9">н</text:span><text:span text:style-name="T9">ь</text:span><text:span text:style-name="T9">о</text:span><text:span text:style-name="T9">ї </text:span><text:span text:style-name="T9">к</text:span><text:span text:style-name="T9">л</text:span><text:span text:style-name="T9">і</text:span><text:span text:style-name="T9">т</text:span><text:span text:style-name="T9">и</text:span><text:span text:style-name="T9">н</text:span><text:span text:style-name="T9">к</text:span><text:span text:style-name="T9">и</text:span><text:span text:style-name="T9"> </text:span><text:span text:style-name="T9">л</text:span><text:span text:style-name="T9">а</text:span><text:span text:style-name="T9">б</text:span><text:span text:style-name="T9">і</text:span><text:span text:style-name="T9">р</text:span><text:span text:style-name="T9">и</text:span><text:span text:style-name="T9">н</text:span><text:span text:style-name="T9">т</text:span><text:span text:style-name="T9">у</text:span></text:p>
          </draw:text-box>
        </draw:frame>
        <draw:frame draw:style-name="gr3" draw:text-style-name="P4" draw:layer="layout" svg:width="0.422cm" svg:height="0.422cm" svg:x="2.639cm" svg:y="16.654cm">
          <draw:text-box>
            <text:p text:style-name="P1"><text:span text:style-name="T12">•</text:span></text:p>
          </draw:text-box>
        </draw:frame>
        <draw:frame draw:style-name="gr3" draw:text-style-name="P4" draw:layer="layout" svg:width="0.422cm" svg:height="0.793cm" svg:x="4.237cm" svg:y="16.40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5.192cm" svg:y="16.40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527cm" svg:height="0.793cm" svg:x="6.882cm" svg:y="16.404cm">
          <draw:text-box>
            <text:p text:style-name="P1"><text:span text:style-name="T8"><text:s/></text:span><text:span text:style-name="T8">1</text:span><text:span text:style-name="T8"> </text:span></text:p>
          </draw:text-box>
        </draw:frame>
        <draw:frame draw:style-name="gr3" draw:text-style-name="P4" draw:layer="layout" svg:width="0.422cm" svg:height="0.793cm" svg:x="9.223cm" svg:y="16.40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0.521cm" svg:y="16.40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2.782cm" svg:y="16.40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3.48cm" svg:y="16.40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5.818cm" svg:y="16.40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7.935cm" svg:y="16.404cm">
          <draw:text-box>
            <text:p text:style-name="P1"><text:span text:style-name="T8">;</text:span></text:p>
          </draw:text-box>
        </draw:frame>
        <draw:frame draw:style-name="gr3" draw:text-style-name="P4" draw:layer="layout" svg:width="3.588cm" svg:height="0.497cm" svg:x="3.274cm" svg:y="16.555cm">
          <draw:text-box>
            <text:p text:style-name="P1"><text:span text:style-name="T9">Жук має чекати</text:span></text:p>
          </draw:text-box>
        </draw:frame>
        <draw:frame draw:style-name="gr3" draw:text-style-name="P4" draw:layer="layout" svg:width="10.471cm" svg:height="0.497cm" svg:x="7.406cm" svg:y="16.555cm">
          <draw:text-box>
            <text:p text:style-name="P1"><text:span text:style-name="T9">секунду після переходу до наступної клітинки</text:span></text:p>
          </draw:text-box>
        </draw:frame>
        <draw:frame draw:style-name="gr3" draw:text-style-name="P4" draw:layer="layout" svg:width="0.422cm" svg:height="0.422cm" svg:x="2.639cm" svg:y="17.448cm">
          <draw:text-box>
            <text:p text:style-name="P1"><text:span text:style-name="T12">•</text:span></text:p>
          </draw:text-box>
        </draw:frame>
        <draw:frame draw:style-name="gr3" draw:text-style-name="P4" draw:layer="layout" svg:width="0.422cm" svg:height="0.793cm" svg:x="4.47cm" svg:y="17.198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7.249cm" svg:y="17.198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9.207cm" svg:y="17.198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1.214cm" svg:y="17.198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2.829cm" svg:y="17.198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3.781cm" svg:y="17.198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6.755cm" svg:y="17.198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7.435cm" svg:y="17.198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14.078cm" svg:height="0.497cm" svg:x="3.274cm" svg:y="17.348cm">
          <draw:text-box>
            <text:p text:style-name="P1"><text:span text:style-name="T9">Після натиснення клавіши Пропуск Жучок має повертатися на</text:span></text:p>
          </draw:text-box>
        </draw:frame>
        <draw:frame draw:style-name="gr3" draw:text-style-name="P4" draw:layer="layout" svg:width="0.422cm" svg:height="0.793cm" svg:x="4.935cm" svg:y="17.99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34cm" svg:height="0.793cm" svg:x="7.03cm" svg:y="17.991cm">
          <draw:text-box>
            <text:p text:style-name="P1"><text:span text:style-name="T8"><text:s text:c="3"/></text:span></text:p>
          </draw:text-box>
        </draw:frame>
        <draw:frame draw:style-name="gr3" draw:text-style-name="P4" draw:layer="layout" svg:width="0.422cm" svg:height="0.793cm" svg:x="8.035cm" svg:y="17.99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9.075cm" svg:y="17.99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9.741cm" svg:y="17.991cm">
          <draw:text-box>
            <text:p text:style-name="P1"><text:span text:style-name="T8">ʼ</text:span></text:p>
          </draw:text-box>
        </draw:frame>
        <draw:frame draw:style-name="gr3" draw:text-style-name="P4" draw:layer="layout" svg:width="0.734cm" svg:height="0.793cm" svg:x="10.866cm" svg:y="17.991cm">
          <draw:text-box>
            <text:p text:style-name="P1"><text:span text:style-name="T8"><text:s/>— <text:s/></text:span></text:p>
          </draw:text-box>
        </draw:frame>
        <draw:frame draw:style-name="gr3" draw:text-style-name="P4" draw:layer="layout" svg:width="0.422cm" svg:height="0.793cm" svg:x="12.135cm" svg:y="17.99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3.137cm" svg:y="17.99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4.491cm" svg:y="17.991cm">
          <draw:text-box>
            <text:p text:style-name="P1"><text:span text:style-name="T8">, </text:span></text:p>
          </draw:text-box>
        </draw:frame>
        <draw:frame draw:style-name="gr3" draw:text-style-name="P4" draw:layer="layout" svg:width="0.422cm" svg:height="0.793cm" svg:x="15.263cm" svg:y="17.99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7.477cm" svg:y="17.99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8.158cm" svg:y="17.99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7.567cm" svg:height="0.497cm" svg:x="3.274cm" svg:y="18.142cm">
          <draw:text-box>
            <text:p text:style-name="P1"><text:span text:style-name="T9">верхню клітинку і всі інші об єкти</text:span></text:p>
          </draw:text-box>
        </draw:frame>
        <draw:frame draw:style-name="gr3" draw:text-style-name="P4" draw:layer="layout" svg:width="6.386cm" svg:height="0.497cm" svg:x="11.595cm" svg:y="18.142cm">
          <draw:text-box>
            <text:p text:style-name="P1"><text:span text:style-name="T9">на свої місця як показано на</text:span></text:p>
          </draw:text-box>
        </draw:frame>
        <draw:line draw:style-name="gr4" draw:text-style-name="P5" draw:layer="layout" svg:x1="3.273cm" svg:y1="19.434cm" svg:x2="5.859cm" svg:y2="19.434cm">
          <text:p/>
        </draw:line>
        <draw:frame draw:style-name="gr3" draw:text-style-name="P4" draw:layer="layout" svg:width="2.584cm" svg:height="0.497cm" svg:x="3.274cm" svg:y="18.936cm">
          <draw:text-box>
            <text:p text:style-name="P1"><text:span text:style-name="T11">зображенні</text:span></text:p>
          </draw:text-box>
        </draw:frame>
        <draw:frame draw:style-name="gr3" draw:text-style-name="P4" draw:layer="layout" svg:width="0.422cm" svg:height="0.793cm" svg:x="5.86cm" svg:y="18.785cm">
          <draw:text-box>
            <text:p text:style-name="P1"><text:span text:style-name="T8">.</text:span></text:p>
          </draw:text-box>
        </draw:frame>
        <draw:frame draw:style-name="gr3" draw:text-style-name="P4" draw:layer="layout" svg:width="0.422cm" svg:height="0.793cm" svg:x="4.893cm" svg:y="20.239cm">
          <draw:text-box>
            <text:p text:style-name="P1"><text:span text:style-name="T8"><text:s/></text:span></text:p>
          </draw:text-box>
        </draw:frame>
        <draw:line draw:style-name="gr4" draw:text-style-name="P5" draw:layer="layout" svg:x1="5.037cm" svg:y1="20.887cm" svg:x2="6.219cm" svg:y2="20.887cm">
          <text:p/>
        </draw:line>
        <draw:frame draw:style-name="gr3" draw:text-style-name="P4" draw:layer="layout" svg:width="4.21cm" svg:height="0.497cm" svg:x="2.004cm" svg:y="20.389cm">
          <draw:text-box>
            <text:p text:style-name="P1"><text:span text:style-name="T9">Перегляньте</text:span><text:span text:style-name="T11"> відео</text:span></text:p>
          </draw:text-box>
        </draw:frame>
        <draw:frame draw:style-name="gr3" draw:text-style-name="P4" draw:layer="layout" svg:width="0.422cm" svg:height="0.793cm" svg:x="6.219cm" svg:y="20.239cm">
          <draw:text-box>
            <text:p text:style-name="P1"><text:span text:style-name="T8">, </text:span></text:p>
          </draw:text-box>
        </draw:frame>
        <draw:frame draw:style-name="gr3" draw:text-style-name="P4" draw:layer="layout" svg:width="0.422cm" svg:height="0.793cm" svg:x="6.73cm" svg:y="20.239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8.212cm" svg:y="20.239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9.174cm" svg:y="20.239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2.673cm" svg:height="0.497cm" svg:x="6.481cm" svg:y="20.389cm">
          <draw:text-box>
            <text:p text:style-name="P1"><text:span text:style-name="T9">в якому при</text:span></text:p>
          </draw:text-box>
        </draw:frame>
        <draw:frame draw:style-name="gr3" draw:text-style-name="P4" draw:layer="layout" svg:width="0.422cm" svg:height="0.793cm" svg:x="11.504cm" svg:y="20.239cm">
          <draw:text-box>
            <text:p text:style-name="P1"><text:span text:style-name="T13"><text:s/></text:span></text:p>
          </draw:text-box>
        </draw:frame>
        <draw:frame draw:style-name="gr3" draw:text-style-name="P4" draw:layer="layout" svg:width="0.422cm" svg:height="0.793cm" svg:x="13.479cm" svg:y="20.239cm">
          <draw:text-box>
            <text:p text:style-name="P1"><text:span text:style-name="T13"><text:s/></text:span></text:p>
          </draw:text-box>
        </draw:frame>
        <draw:frame draw:style-name="gr3" draw:text-style-name="P4" draw:layer="layout" svg:width="4.146cm" svg:height="0.497cm" svg:x="9.32cm" svg:y="20.389cm">
          <draw:text-box>
            <text:p text:style-name="P1"><text:span text:style-name="T14">Великому бажанні</text:span></text:p>
          </draw:text-box>
        </draw:frame>
        <draw:frame draw:style-name="gr3" draw:text-style-name="P4" draw:layer="layout" svg:width="0.422cm" svg:height="0.793cm" svg:x="15.117cm" svg:y="20.239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6.82cm" svg:y="20.239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5.268cm" svg:height="0.497cm" svg:x="13.621cm" svg:y="20.389cm">
          <draw:text-box>
            <text:p text:style-name="P1"><text:span text:style-name="T9">можна знайти підказки</text:span></text:p>
          </draw:text-box>
        </draw:frame>
        <draw:frame draw:style-name="gr3" draw:text-style-name="P4" draw:layer="layout" svg:width="0.422cm" svg:height="0.793cm" svg:x="2.808cm" svg:y="21.032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3.46cm" svg:y="21.032cm">
          <draw:text-box>
            <text:p text:style-name="P1"><text:span text:style-name="T8">, </text:span></text:p>
          </draw:text-box>
        </draw:frame>
        <draw:frame draw:style-name="gr3" draw:text-style-name="P4" draw:layer="layout" svg:width="0.422cm" svg:height="0.793cm" svg:x="4.233cm" svg:y="21.032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5.94cm" svg:y="21.032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8.207cm" svg:y="21.032cm">
          <draw:text-box>
            <text:p text:style-name="P1"><text:span text:style-name="T8">.</text:span></text:p>
          </draw:text-box>
        </draw:frame>
        <draw:frame draw:style-name="gr3" draw:text-style-name="P4" draw:layer="layout" svg:width="6.039cm" svg:height="0.497cm" svg:x="2.004cm" svg:y="21.183cm">
          <draw:text-box>
            <text:p text:style-name="P1"><text:span text:style-name="T9">про те як писати програму</text:span></text:p>
          </draw:text-box>
        </draw:frame>
        <draw:frame draw:style-name="gr3" draw:text-style-name="P4" draw:layer="layout" svg:width="0.422cm" svg:height="0.793cm" svg:x="5.076cm" svg:y="22.489cm">
          <draw:text-box>
            <text:p text:style-name="P1"><text:span text:style-name="T8">:</text:span></text:p>
          </draw:text-box>
        </draw:frame>
        <draw:frame draw:style-name="gr3" draw:text-style-name="P4" draw:layer="layout" svg:width="3.071cm" svg:height="0.497cm" svg:x="2.004cm" svg:y="22.64cm">
          <draw:text-box>
            <text:p text:style-name="P1"><text:span text:style-name="T9">ОЦІНЮВАННЯ</text:span></text:p>
          </draw:text-box>
        </draw:frame>
        <draw:frame draw:style-name="gr3" draw:text-style-name="P4" draw:layer="layout" svg:width="0.422cm" svg:height="0.793cm" svg:x="2.004cm" svg:y="23.283cm">
          <draw:text-box>
            <text:p text:style-name="P1"><text:span text:style-name="T8">4 </text:span></text:p>
          </draw:text-box>
        </draw:frame>
        <draw:frame draw:style-name="gr3" draw:text-style-name="P4" draw:layer="layout" svg:width="0.43cm" svg:height="0.793cm" svg:x="3.449cm" svg:y="23.283cm">
          <draw:text-box>
            <text:p text:style-name="P1"><text:span text:style-name="T8"><text:s/></text:span><text:span text:style-name="T8">- </text:span></text:p>
          </draw:text-box>
        </draw:frame>
        <draw:frame draw:style-name="gr3" draw:text-style-name="P4" draw:layer="layout" svg:width="0.422cm" svg:height="0.793cm" svg:x="5.494cm" svg:y="23.283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8.506cm" svg:y="23.283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764cm" svg:height="0.793cm" svg:x="11.837cm" svg:y="23.283cm">
          <draw:text-box>
            <text:p text:style-name="P1"><text:span text:style-name="T8"><text:s/></text:span><text:span text:style-name="T8">22 </text:span></text:p>
          </draw:text-box>
        </draw:frame>
        <draw:frame draw:style-name="gr3" draw:text-style-name="P4" draw:layer="layout" svg:width="0.422cm" svg:height="0.793cm" svg:x="12.378cm" svg:y="23.3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2.808cm" svg:y="23.283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5.471cm" svg:y="23.283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8.706cm" svg:y="23.283cm">
          <draw:text-box>
            <text:p text:style-name="P1"><text:span text:style-name="T8">;</text:span></text:p>
          </draw:text-box>
        </draw:frame>
        <draw:frame draw:style-name="gr3" draw:text-style-name="P4" draw:layer="layout" svg:width="1.069cm" svg:height="0.497cm" svg:x="2.385cm" svg:y="23.434cm">
          <draw:text-box>
            <text:p text:style-name="P1"><text:span text:style-name="T9">бали</text:span></text:p>
          </draw:text-box>
        </draw:frame>
        <draw:frame draw:style-name="gr3" draw:text-style-name="P4" draw:layer="layout" svg:width="8.016cm" svg:height="0.497cm" svg:x="3.88cm" svg:y="23.434cm">
          <draw:text-box>
            <text:p text:style-name="P1"><text:span text:style-name="T9">Скрипт працює правильно і містить</text:span></text:p>
          </draw:text-box>
        </draw:frame>
        <draw:frame draw:style-name="gr3" draw:text-style-name="P4" draw:layer="layout" svg:width="7.58cm" svg:height="0.497cm" svg:x="12.62cm" svg:y="23.431cm">
          <draw:text-box>
            <text:p text:style-name="P1"><text:span text:style-name="T9">блоки у правильній послідовності</text:span></text:p>
          </draw:text-box>
        </draw:frame>
        <draw:frame draw:style-name="gr3" draw:text-style-name="P4" draw:layer="layout" svg:width="0.422cm" svg:height="0.793cm" svg:x="2.004cm" svg:y="24.077cm">
          <draw:text-box>
            <text:p text:style-name="P1"><text:span text:style-name="T8">3 </text:span></text:p>
          </draw:text-box>
        </draw:frame>
        <draw:frame draw:style-name="gr3" draw:text-style-name="P4" draw:layer="layout" svg:width="0.43cm" svg:height="0.793cm" svg:x="3.449cm" svg:y="24.077cm">
          <draw:text-box>
            <text:p text:style-name="P1"><text:span text:style-name="T8"><text:s/></text:span><text:span text:style-name="T8">- </text:span></text:p>
          </draw:text-box>
        </draw:frame>
        <draw:frame draw:style-name="gr3" draw:text-style-name="P4" draw:layer="layout" svg:width="0.422cm" svg:height="0.793cm" svg:x="4.838cm" svg:y="24.077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6.813cm" svg:y="24.077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7.726cm" svg:y="24.077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8.093cm" svg:y="24.077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9.807cm" svg:y="24.077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1.884cm" svg:y="24.077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4cm" svg:y="24.077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6.367cm" svg:y="24.077cm">
          <draw:text-box>
            <text:p text:style-name="P1"><text:span text:style-name="T8">;</text:span></text:p>
          </draw:text-box>
        </draw:frame>
        <draw:frame draw:style-name="gr3" draw:text-style-name="P4" draw:layer="layout" svg:width="1.069cm" svg:height="0.497cm" svg:x="2.385cm" svg:y="24.228cm">
          <draw:text-box>
            <text:p text:style-name="P1"><text:span text:style-name="T9">бали</text:span></text:p>
          </draw:text-box>
        </draw:frame>
        <draw:frame draw:style-name="gr3" draw:text-style-name="P4" draw:layer="layout" svg:width="12.418cm" svg:height="0.497cm" svg:x="3.88cm" svg:y="24.228cm">
          <draw:text-box>
            <text:p text:style-name="P1"><text:span text:style-name="T9">Жук починає рух з першої верхньої клітинки лабіринту</text:span></text:p>
          </draw:text-box>
        </draw:frame>
        <draw:frame draw:style-name="gr3" draw:text-style-name="P4" draw:layer="layout" svg:width="0.422cm" svg:height="0.793cm" svg:x="2.004cm" svg:y="24.871cm">
          <draw:text-box>
            <text:p text:style-name="P1"><text:span text:style-name="T8">2 </text:span></text:p>
          </draw:text-box>
        </draw:frame>
        <draw:frame draw:style-name="gr3" draw:text-style-name="P4" draw:layer="layout" svg:width="0.43cm" svg:height="0.793cm" svg:x="3.449cm" svg:y="24.871cm">
          <draw:text-box>
            <text:p text:style-name="P1"><text:span text:style-name="T8"><text:s/></text:span><text:span text:style-name="T8">- </text:span></text:p>
          </draw:text-box>
        </draw:frame>
        <draw:frame draw:style-name="gr3" draw:text-style-name="P4" draw:layer="layout" svg:width="0.422cm" svg:height="0.793cm" svg:x="4.838cm" svg:y="24.87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527cm" svg:height="0.793cm" svg:x="6.241cm" svg:y="24.871cm">
          <draw:text-box>
            <text:p text:style-name="P1"><text:span text:style-name="T8"><text:s/></text:span><text:span text:style-name="T8">1 </text:span></text:p>
          </draw:text-box>
        </draw:frame>
        <draw:frame draw:style-name="gr3" draw:text-style-name="P4" draw:layer="layout" svg:width="0.422cm" svg:height="0.793cm" svg:x="8.583cm" svg:y="24.87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9.877cm" svg:y="24.87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2.142cm" svg:y="24.87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2.836cm" svg:y="24.87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5.175cm" svg:y="24.871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7.291cm" svg:y="24.871cm">
          <draw:text-box>
            <text:p text:style-name="P1"><text:span text:style-name="T8">;</text:span></text:p>
          </draw:text-box>
        </draw:frame>
        <draw:frame draw:style-name="gr3" draw:text-style-name="P4" draw:layer="layout" svg:width="1.069cm" svg:height="0.497cm" svg:x="2.385cm" svg:y="25.021cm">
          <draw:text-box>
            <text:p text:style-name="P1"><text:span text:style-name="T9">бали</text:span></text:p>
          </draw:text-box>
        </draw:frame>
        <draw:frame draw:style-name="gr3" draw:text-style-name="P4" draw:layer="layout" svg:width="2.356cm" svg:height="0.497cm" svg:x="3.88cm" svg:y="25.021cm">
          <draw:text-box>
            <text:p text:style-name="P1"><text:span text:style-name="T9">Жук чекає</text:span></text:p>
          </draw:text-box>
        </draw:frame>
        <draw:frame draw:style-name="gr3" draw:text-style-name="P4" draw:layer="layout" svg:width="10.471cm" svg:height="0.497cm" svg:x="6.763cm" svg:y="25.021cm">
          <draw:text-box>
            <text:p text:style-name="P1"><text:span text:style-name="T9">секунду після переходу до наступної клітинки</text:span></text:p>
          </draw:text-box>
        </draw:frame>
        <draw:frame draw:style-name="gr3" draw:text-style-name="P4" draw:layer="layout" svg:width="0.422cm" svg:height="0.793cm" svg:x="2.004cm" svg:y="25.664cm">
          <draw:text-box>
            <text:p text:style-name="P1"><text:span text:style-name="T8">3 </text:span></text:p>
          </draw:text-box>
        </draw:frame>
        <draw:frame draw:style-name="gr3" draw:text-style-name="P4" draw:layer="layout" svg:width="0.43cm" svg:height="0.793cm" svg:x="3.449cm" svg:y="25.664cm">
          <draw:text-box>
            <text:p text:style-name="P1"><text:span text:style-name="T8"><text:s/></text:span><text:span text:style-name="T8">- </text:span></text:p>
          </draw:text-box>
        </draw:frame>
        <draw:frame draw:style-name="gr3" draw:text-style-name="P4" draw:layer="layout" svg:width="0.422cm" svg:height="0.793cm" svg:x="5.07cm" svg:y="25.66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7.85cm" svg:y="25.66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9.808cm" svg:y="25.66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1.815cm" svg:y="25.66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3.43cm" svg:y="25.66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6.608cm" svg:y="25.66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7.288cm" svg:y="25.664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1.069cm" svg:height="0.497cm" svg:x="2.385cm" svg:y="25.815cm">
          <draw:text-box>
            <text:p text:style-name="P1"><text:span text:style-name="T9">бали</text:span></text:p>
          </draw:text-box>
        </draw:frame>
        <draw:frame draw:style-name="gr3" draw:text-style-name="P4" draw:layer="layout" svg:width="13.341cm" svg:height="0.497cm" svg:x="3.88cm" svg:y="25.815cm">
          <draw:text-box>
            <text:p text:style-name="P1"><text:span text:style-name="T9">Після натиснення клавіши Пропуск Жучок повертається на</text:span></text:p>
          </draw:text-box>
        </draw:frame>
        <draw:frame draw:style-name="gr3" draw:text-style-name="P4" draw:layer="layout" svg:width="0.422cm" svg:height="0.793cm" svg:x="3.665cm" svg:y="25.658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34cm" svg:height="0.793cm" svg:x="5.76cm" svg:y="25.658cm">
          <draw:text-box>
            <text:p text:style-name="P1"><text:span text:style-name="T8"><text:s text:c="3"/></text:span></text:p>
          </draw:text-box>
        </draw:frame>
        <draw:frame draw:style-name="gr3" draw:text-style-name="P4" draw:layer="layout" svg:width="0.422cm" svg:height="0.793cm" svg:x="6.765cm" svg:y="25.658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7.805cm" svg:y="25.658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8.471cm" svg:y="26.358cm">
          <draw:text-box>
            <text:p text:style-name="P1"><text:span text:style-name="T8">ʼ</text:span></text:p>
          </draw:text-box>
        </draw:frame>
        <draw:frame draw:style-name="gr3" draw:text-style-name="P4" draw:layer="layout" svg:width="0.734cm" svg:height="0.793cm" svg:x="9.596cm" svg:y="26.358cm">
          <draw:text-box>
            <text:p text:style-name="P1"><text:span text:style-name="T8"><text:s/>— <text:s/></text:span></text:p>
          </draw:text-box>
        </draw:frame>
        <draw:frame draw:style-name="gr3" draw:text-style-name="P4" draw:layer="layout" svg:width="0.422cm" svg:height="0.793cm" svg:x="10.865cm" svg:y="25.658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1.867cm" svg:y="25.658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3.221cm" svg:y="26.358cm">
          <draw:text-box>
            <text:p text:style-name="P1"><text:span text:style-name="T8">, </text:span></text:p>
          </draw:text-box>
        </draw:frame>
        <draw:frame draw:style-name="gr3" draw:text-style-name="P4" draw:layer="layout" svg:width="0.422cm" svg:height="0.793cm" svg:x="13.993cm" svg:y="25.658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6.207cm" svg:y="25.658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22cm" svg:height="0.793cm" svg:x="16.888cm" svg:y="25.658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7.567cm" svg:height="0.497cm" svg:x="2.004cm" svg:y="26.509cm">
          <draw:text-box>
            <text:p text:style-name="P1"><text:span text:style-name="T9">верхню клітинку і всі інші об єкти</text:span></text:p>
          </draw:text-box>
        </draw:frame>
        <draw:frame draw:style-name="gr3" draw:text-style-name="P4" draw:layer="layout" svg:width="6.386cm" svg:height="0.497cm" svg:x="10.425cm" svg:y="26.509cm">
          <draw:text-box>
            <text:p text:style-name="P1"><text:span text:style-name="T9">на свої місця як показано на</text:span></text:p>
          </draw:text-box>
        </draw:frame>
        <draw:frame draw:style-name="gr3" draw:text-style-name="P4" draw:layer="layout" svg:width="0.422cm" svg:height="0.793cm" svg:x="4.59cm" svg:y="26.452cm">
          <draw:text-box>
            <text:p text:style-name="P1"><text:span text:style-name="T8">.</text:span></text:p>
          </draw:text-box>
        </draw:frame>
        <draw:frame draw:style-name="gr3" draw:text-style-name="P4" draw:layer="layout" svg:width="2.584cm" svg:height="0.497cm" svg:x="2.004cm" svg:y="27.203cm">
          <draw:text-box>
            <text:p text:style-name="P1"><text:span text:style-name="T9">зображенні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Garuda" svg:font-family="Garuda"/>
    <style:font-face style:name="OpenSymbol" svg:font-family="Open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Заповнено_20_жовтим" draw:display-name="Заповнено жовтим" draw:style="linear" draw:start-color="#ffde59" draw:end-color="#b47804" draw:start-intensity="100%" draw:end-intensity="100%" draw:angle="300" draw:border="0%"/>
    <draw:gradient draw:name="Заповнено_20_зеленим" draw:display-name="Заповнено зеленим" draw:style="linear" draw:start-color="#77bc65" draw:end-color="#127622" draw:start-intensity="100%" draw:end-intensity="100%" draw:angle="300" draw:border="0%"/>
    <draw:gradient draw:name="Заповнено_20_синім" draw:display-name="Заповнено синім" draw:style="linear" draw:start-color="#729fcf" draw:end-color="#355269" draw:start-intensity="100%" draw:end-intensity="100%" draw:angle="300" draw:border="0%"/>
    <draw:gradient draw:name="Заповнено_20_червоним" draw:display-name="Заповнено червоним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Заповнено_20_синім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Заповнено_20_зеленим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Заповнено_20_червоним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Заповнено_20_жовтим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.6cm" fo:margin-bottom="1cm" fo:margin-left="2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0-29T11:22:34.333753513</dc:date>
    <meta:editing-duration>PT40S</meta:editing-duration>
    <meta:editing-cycles>1</meta:editing-cycles>
    <meta:document-statistic meta:object-count="216"/>
    <meta:generator>LibreOffice/6.1.2.1$Linux_X86_64 LibreOffice_project/10$Build-1</meta:generator>
  </office:meta>
</office:document-meta>
</file>